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pyeditor : Mathilde Nicolas. </text:span></text:p>
      <text:p text:style-name="Text_20_body"><text:span text:style-name="T1">Creator: d’Aligre Michel (-1675).</text:span></text:p>
      <text:p text:style-name="Text_20_body">Title: Compte des Menus plaisirs et affaires de la Chambre du Roi de l'année 1664 rendu par Michel d'Aligre Trésorier, a été extrait ce qui suit au chapitre des Dépenses exraordinaires et inopinées.</text:p>
      <text:p text:style-name="Text_20_body">Date: 1664. </text:p>
      <text:p text:style-name="Text_20_body">Bibl: d’Aligre Michel, <text:span text:style-name="T2">Compte des Menus plaisirs et affaires de la Chambre du Roi de l'année 1664 rendu par Michel d'Aligre Trésorier, a été extrait ce qui suit au chapitre des Dépenses exraordinaires et inopinées, </text:span>1664.</text:p>
      <text:p text:style-name="Text_20_body"/>
      <text:p text:style-name="Text_20_body"/>
      <text:p text:style-name="Text_20_body"><text:span text:style-name="_3c_pb_3e_">1</text:span></text:p>
      <text:p text:style-name="Text_20_body"><text:span text:style-name="_3c_date_3e_">1664</text:span></text:p>
      <text:p text:style-name="Text_20_body">Du Compte des Menus plaisirs et aff<text:span text:style-name="T3">res</text:span>. de la Chambre du <text:span text:style-name="_3c_persName_3e_">Roy</text:span> de l’année <text:span text:style-name="_3c_date_3e_">1664</text:span> rendu par <text:span text:style-name="_3c_persName_3e_">Michel daligre</text:span> Tresorier, a Eté Extrait ce qui suits au Chapitre des Depenses Extraordinaires et Inopinées Fol. 312</text:p>
      <text:p text:style-name="Text_20_body"/>
      <text:p text:style-name="Text_20_body">fol. 312</text:p>
      <text:p text:style-name="Text_20_body">A <text:span text:style-name="_3c_persName_3e_">Cristophe Gaulard</text:span> chef de fruterie du <text:span text:style-name="_3c_persName_3e_">Roy</text:span> pour payement des <text:span text:style-name="_3c_tech_3e_">cires blanches et jaulne </text:span>fournies pour les fiançailles de <text:span text:style-name="_3c_persName_3e_">Mad.e. La duchesse de Savoye</text:span> et celles de M<text:span text:style-name="_3c_persName_3e_">ons. Le duc d’Anguien</text:span> et au <text:span text:style-name="_3c_tech_3e_">ballet</text:span> qui a esté dancé en la presence de <text:span text:style-name="_3c_persName_3e_">Sa Majesté</text:span> en son <text:span text:style-name="_3c_placeName_3e_">Chateau de Vincennes</text:span>. </text:p>
      <text:p text:style-name="P1">1219lt. 16s. 6d.</text:p>
      <text:p text:style-name="Text_20_body"/>
      <text:p text:style-name="Text_20_body">fol. 332. V°.</text:p>
      <text:p text:style-name="Text_20_body">A <text:span text:style-name="_3c_persName_3e_">Antoine Gonzales</text:span> Espagnol m<text:span text:style-name="T3">.e</text:span> de <text:span text:style-name="_3c_tech_3e_">feux d’artifices</text:span> pour depense faite pour <text:span text:style-name="_3c_tech_3e_">les feux d’artifices</text:span> qu’il a preparés par le Commandement de <text:span text:style-name="_3c_persName_3e_">sa majesté</text:span>. </text:p>
      <text:p text:style-name="P1">1400. <text:s/></text:p>
      <text:p text:style-name="Text_20_body"/>
      <text:p text:style-name="Text_20_body"><text:span text:style-name="_3c_pb_3e_">2</text:span></text:p>
      <text:p text:style-name="Text_20_body">fol. 395. V°. et suiv<text:span text:style-name="T3">s</text:span>.</text:p>
      <text:p text:style-name="Text_20_body">A <text:span text:style-name="_3c_persName_3e_">Louis Lazure</text:span> Chef du Gobelet du <text:span text:style-name="_3c_persName_3e_">Roy</text:span> pour son remboursem.<text:span text:style-name="T3">t</text:span>. de ce qu’il a avancé pour plusieurs raretéz de <text:span text:style-name="_3c_tech_3e_">machines</text:span> <text:span text:style-name="_3c_description_3e__20_Car">dorées et vermeil Conques de porcelaines, Corbeilles, festons et fleurs de bouquets expres Contre-faits et de bois dorez</text:span> et <text:span text:style-name="_3c_pb_3e_">3</text:span> <text:span text:style-name="_3c_description_3e__20_Car">argentez</text:span> pour servir au <text:span text:style-name="_3c_tech_3e_">festin</text:span> fait par <text:span text:style-name="_3c_persName_3e_">sa Majesté</text:span> en son <text:span text:style-name="_3c_placeName_3e_">Chateau de Versailles</text:span>. </text:p>
      <text:p text:style-name="P1">3322lt.</text:p>
      <text:p text:style-name="Text_20_body"/>
      <text:p text:style-name="Text_20_body"><text:soft-page-break/>A <text:span text:style-name="_3c_persName_3e_">antoine Gonzalles</text:span> espagnol m<text:span text:style-name="T3">e</text:span>. de <text:span text:style-name="_3c_tech_3e_">feu d’artifice</text:span> outre qu’il a cy devant receu pour son remboursem<text:span text:style-name="T3">t</text:span>. de sa depense qu’il a faitte pour Composer <text:span text:style-name="_3c_tech_3e_">vn feu d’artifice</text:span> de l’histoire du mauvais riche qui a eté tiré au <text:span text:style-name="_3c_placeName_3e_">Chateau de fontainebleau</text:span>. </text:p>
      <text:p text:style-name="P1">600.</text:p>
      <text:p text:style-name="Text_20_body"/>
      <text:p text:style-name="Text_20_body">fol. 406. V°. et suiv<text:span text:style-name="T3">s</text:span>.</text:p>
      <text:p text:style-name="Text_20_body"><office:annotation office:name="__Annotation__11081_843912772"><dc:creator>Windows User</dc:creator><dc:date>2020-04-11T16:55:00.83</dc:date><textooo:sender-initials>WU</textooo:sender-initials><text:p>Est-ce lié à la fête ? </text:p></office:annotation>A <text:span text:style-name="_3c_persName_3e_">fran.s Simon </text:span>batelier de la Ville de nevers pour son payem<text:span text:style-name="T3">t</text:span>. de 150 pots de fayance façon de pourcelaine q.<text:span text:style-name="T3">l</text:span> a fournis pour le service de <text:span text:style-name="_3c_persName_3e_">S. M</text:span>. qui a ordonné estre portés en son <text:span text:style-name="_3c_placeName_3e_">Chateau de Versailles</text:span> pour y mettre des jasmins y Compris la voiture et au[tr]es menus faits pour le transport desd. pots. <text:bookmark text:name="_GoBack"/></text:p>
      <text:p text:style-name="P1">912. <office:annotation-end office:name="__Annotation__11081_843912772"/></text:p>
      <text:p text:style-name="Text_20_body"/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9</meta:editing-cycles>
    <meta:creation-date>2020-03-24T13:38:00</meta:creation-date>
    <dc:date>2020-04-11T15:03:00</dc:date>
    <meta:editing-duration>PT4M50S</meta:editing-duration>
    <meta:generator>OpenOffice/4.1.6$Win32 OpenOffice.org_project/416m1$Build-9790</meta:generator>
    <meta:document-statistic meta:table-count="0" meta:image-count="0" meta:object-count="0" meta:page-count="2" meta:paragraph-count="23" meta:word-count="367" meta:character-count="20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